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34pt"/>
    </style:style>
    <style:style style:name="co3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117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ccff00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00cc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8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80"/>
    <style:style style:name="ce12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pt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5" table:number-columns-repeated="2" table:default-cell-style-name="ce25"/>
        <table:table-column table:style-name="co5" table:number-columns-repeated="4" table:default-cell-style-name="Default"/>
        <table:table-row table:style-name="ro2">
          <table:table-cell table:style-name="ce1" office:value-type="string" calcext:value-type="string">
            <text:p>Paket</text:p>
          </table:table-cell>
          <table:table-cell table:style-name="ce3" office:value-type="string" calcext:value-type="string">
            <text:p>Klasse</text:p>
          </table:table-cell>
          <table:table-cell table:style-name="ce1" office:value-type="string" calcext:value-type="string">
            <text:p>Person</text:p>
          </table:table-cell>
          <table:table-cell table:style-name="ce24" office:value-type="string" calcext:value-type="string">
            <text:p>Beginndatum</text:p>
          </table:table-cell>
          <table:table-cell table:style-name="ce24" office:value-type="string" calcext:value-type="string">
            <text:p>Fertigstellungsdatum</text:p>
          </table:table-cell>
          <table:table-cell/>
          <table:table-cell table:style-name="ce1" office:value-type="string" calcext:value-type="string">
            <text:p>Legend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ebugger</text:p>
          </table:table-cell>
          <table:table-cell table:style-name="ce4" office:value-type="string" calcext:value-type="string">
            <text:p>Subject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table:style-name="ce12" office:value-type="string" calcext:value-type="string">
            <text:p>Grau 2</text:p>
          </table:table-cell>
          <table:table-cell office:value-type="string" calcext:value-type="string">
            <text:p>Nicht 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DebugLogicFacad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table:style-name="ce9" office:value-type="string" calcext:value-type="string">
            <text:p>Orange 1</text:p>
          </table:table-cell>
          <table:table-cell office:value-type="string" calcext:value-type="string">
            <text:p>Begonnen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ProgramInput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table:style-name="ce10" office:value-type="string" calcext:value-type="string">
            <text:p>Gelbgrün</text:p>
          </table:table-cell>
          <table:table-cell office:value-type="string" calcext:value-type="string">
            <text:p>Beend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Breakpoint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table:style-name="ce13" office:value-type="string" calcext:value-type="string">
            <text:p>Grün 3</text:p>
          </table:table-cell>
          <table:table-cell office:value-type="string" calcext:value-type="string">
            <text:p>Getestet</text:p>
          </table:table-cell>
          <table:table-cell/>
        </table:table-row>
        <table:table-row table:style-name="ro2">
          <table:table-cell/>
          <table:table-cell table:style-name="ce4" office:value-type="string" calcext:value-type="string">
            <text:p>StepSize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putValue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office:value-type="string" calcext:value-type="string">
            <text:p>Obige Zellen kopieren und auf der gewünschten Klasse so vorgehen: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office:value-type="string" calcext:value-type="string">
            <text:p>1. rechtsklick inhalte einfüg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Relational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office:value-type="string" calcext:value-type="string">
            <text:p>2. nur formate auswählen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SimpleInputSuggestion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/>
          <table:table-cell office:value-type="string" calcext:value-type="string">
            <text:p>3. Ok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DebugControl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Interpreter</text:p>
          </table:table-cell>
          <table:table-cell table:style-name="ce4" office:value-type="string" calcext:value-type="string">
            <text:p>GenerationController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10-12" calcext:value-type="date">
            <text:p>12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10-11" calcext:value-type="date">
            <text:p>11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Scop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mmand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24" office:value-type="date" office:date-value="2018-10-10" calcext:value-type="date">
            <text:p>10. Oct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aration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DeclerationAssignment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ElementAssignment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outineCall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eturnCommand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claration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eclarationAssignment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ssignment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WhileCommand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fCommand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fElseCommand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RoutineCommand</text:p>
          </table:table-cell>
          <table:table-cell table:style-name="ce1"/>
          <table:table-cell table:style-name="ce24" office:value-type="date" office:date-value="2018-10-10" calcext:value-type="date">
            <text:p>10. Oct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yp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Iterator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State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raceStatePosi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onditionalBreakpoint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WatchExpress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8" office:value-type="string" calcext:value-type="string">
            <text:p>ScopeTuple</text:p>
          </table:table-cell>
          <table:table-cell table:style-name="ce1" office:value-type="string" calcext:value-type="string">
            <text:p>Benedikt</text:p>
          </table:table-cell>
          <table:table-cell table:number-columns-repeated="2" table:style-name="ce24" office:value-type="date" office:date-value="2018-01-09" calcext:value-type="date">
            <text:p>9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GenerationVisitor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9" calcext:value-type="date">
            <text:p>9. Jan. 2018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Term</text:p>
          </table:table-cell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rrayAccessRelational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rrayAccess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Relational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nstant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egative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BinaryArithmetic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Term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Float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Int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Long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Double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Char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Boolean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ArrayValue</text:p>
          </table:table-cell>
          <table:table-cell table:style-name="ce1" office:value-type="string" calcext:value-type="string">
            <text:p>Pascal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style-name="ce24" office:value-type="date" office:date-value="2018-01-11" calcext:value-type="date">
            <text:p>11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ddition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Substraction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ultiplication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ivision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duloTerm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tCondit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BinaryCondit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OrCondit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ndCondit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reEqualComparisi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essEqual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ore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ess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Equal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tEqualComparison</text:p>
          </table:table-cell>
          <table:table-cell table:style-name="ce1" office:value-type="string" calcext:value-type="string">
            <text:p>Benedikt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style-name="ce24" office:value-type="date" office:date-value="2018-01-10" calcext:value-type="date">
            <text:p>10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DL.Exceptions</text:p>
          </table:table-cell>
          <table:table-cell table:style-name="ce7" office:value-type="string" calcext:value-type="string">
            <text:p>DibuggerLogicExceptions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VariableNotFoun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outineNotFoundExcept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MissingReturnCall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InvalidProgram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Type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NumberArgu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eturnType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WrongTypeAssignment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AlreadyDeclaredException</text:p>
          </table:table-cell>
          <table:table-cell table:style-name="ce1" office:value-type="string" calcext:value-type="string">
            <text:p>Ulla</text:p>
          </table:table-cell>
          <table:table-cell table:number-columns-repeated="2"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ntrol</text:p>
          </table:table-cell>
          <table:table-cell table:style-name="ce6" office:value-type="string" calcext:value-type="string">
            <text:p>ControlFacade</text:p>
          </table:table-cell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ExceptionHandler</text:p>
          </table:table-cell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FileHandlerInteractor</text:p>
          </table:table-cell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6" office:value-type="string" calcext:value-type="string">
            <text:p>DebugLogicController</text:p>
          </table:table-cell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UI</text:p>
          </table:table-cell>
          <table:table-cell table:style-name="ce9" office:value-type="string" calcext:value-type="string">
            <text:p>GUIFacade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MainInterface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buggerPopUp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ErrorPopUp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DecisionPopUp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ArrayValuePopUp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VariableSuggestionPopUp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ExpressionPanel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 office:value-type="date" office:date-value="2018-01-08" calcext:value-type="date">
            <text:p>8. Jan. 2018</text:p>
          </table:table-cell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mmandPanel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ProgramPanel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WatchExpressionPanel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9" office:value-type="string" calcext:value-type="string">
            <text:p>CondBreakpointPanel</text:p>
          </table:table-cell>
          <table:table-cell table:style-name="ce1" office:value-type="string" calcext:value-type="string">
            <text:p>Chiara</text:p>
          </table:table-cell>
          <table:table-cell table:style-name="ce24" office:value-type="string" calcext:value-type="string">
            <text:p>08.01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Facade</text:p>
          </table:table-cell>
          <table:table-cell table:style-name="ce7" office:value-type="string" calcext:value-type="string">
            <text:p>FileHandlerFacade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ConfigurationFile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anguageFile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Read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BFileRead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DBFileWrit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ropertiesFileWrit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RDBF</text:p>
          </table:table-cell>
          <table:table-cell table:style-name="ce7" office:value-type="string" calcext:value-type="string">
            <text:p>RDBFPropRead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BRead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BWrit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PropWrit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Pars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Read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Writer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File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Additions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Block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RDBFData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5"/>
          <table:table-cell table:style-name="ce1"/>
          <table:table-cell table:style-name="ce24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FH.Excpetions</text:p>
          </table:table-cell>
          <table:table-cell table:style-name="ce7" office:value-type="string" calcext:value-type="string">
            <text:p>FileHandlerException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LanguageNotFoundException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arseBlockException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ParseAssignmentException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InvalidLineTypeException</text:p>
          </table:table-cell>
          <table:table-cell table:style-name="ce1" office:value-type="string" calcext:value-type="string">
            <text:p>Pascal</text:p>
          </table:table-cell>
          <table:table-cell table:style-name="ce24" table:number-columns-repeated="2"/>
          <table:table-cell table:number-columns-repeated="4"/>
        </table:table-row>
        <table:table-row table:style-name="ro2" table:number-rows-repeated="10484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6:43:55.19943963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1:38:34.42</meta:creation-date>
    <dc:date>2018-01-15T16:48:37.345684167</dc:date>
    <meta:editing-duration>PT59M29S</meta:editing-duration>
    <meta:editing-cycles>29</meta:editing-cycles>
    <meta:generator>LibreOffice/5.3.1.2$Linux_X86_64 LibreOffice_project/30m0$Build-2</meta:generator>
    <meta:document-statistic meta:table-count="3" meta:cell-count="388" meta:object-count="0"/>
  </office:meta>
</office:document-meta>
</file>